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NullFunction.chec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sNullFunction.getResul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NullFunction.evaluate( ExpressionContext 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sNullFunction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